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山のふもとに村がありましたけれど、
そこまで辛抱できそうです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ん・・・たぶ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を言うと、牢屋にいたころからちょっと
催してたん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がさっきの利尿粉で・・・急激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立ち止まっている場合ではありません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急ぎ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・・・</text:p>
          </table:table-cell>
          <table:table-cell table:style-name="ce0" office:value-type="string">
            <text:p>Map018</text:p>
          </table:table-cell>
          <table:table-cell table:style-name="ce0"/>
          <table:table-cell table:style-name="ce0" office:value-type="string">
            <text:p>Sur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40+02:00</meta:creation-date>
    <dc:date>2020-05-24T15:07:4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